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300000280D0D6308F004048F6.png" manifest:media-type="image/png"/>
  <manifest:file-entry manifest:full-path="Pictures/10000000000002B80000016EBF91B540BC5E8687.png" manifest:media-type="image/png"/>
  <manifest:file-entry manifest:full-path="Pictures/100002010000031800000144A76E923E470B36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ab9cf" officeooo:paragraph-rsid="000ab9cf"/>
    </style:style>
    <style:style style:name="P2" style:family="paragraph" style:parent-style-name="Table_20_Contents">
      <style:text-properties officeooo:rsid="0010868b" officeooo:paragraph-rsid="0010868b"/>
    </style:style>
    <style:style style:name="P3" style:family="paragraph" style:parent-style-name="Table_20_Contents">
      <style:text-properties officeooo:rsid="0010bac7" officeooo:paragraph-rsid="0010bac7"/>
    </style:style>
    <style:style style:name="P4" style:family="paragraph" style:parent-style-name="Table_20_Contents">
      <style:text-properties officeooo:rsid="00150439" officeooo:paragraph-rsid="00150439"/>
    </style:style>
    <style:style style:name="P5" style:family="paragraph" style:parent-style-name="Table_20_Contents">
      <style:text-properties officeooo:rsid="00154963" officeooo:paragraph-rsid="00154963"/>
    </style:style>
    <style:style style:name="P6" style:family="paragraph" style:parent-style-name="Table_20_Contents">
      <style:text-properties officeooo:rsid="00184fe0" officeooo:paragraph-rsid="00184fe0"/>
    </style:style>
    <style:style style:name="P7" style:family="paragraph" style:parent-style-name="Table_20_Contents">
      <style:text-properties officeooo:rsid="00184fe0" officeooo:paragraph-rsid="00377fe0"/>
    </style:style>
    <style:style style:name="P8" style:family="paragraph" style:parent-style-name="Table_20_Contents">
      <style:text-properties officeooo:rsid="001adbd8" officeooo:paragraph-rsid="001adbd8"/>
    </style:style>
    <style:style style:name="P9" style:family="paragraph" style:parent-style-name="Table_20_Contents">
      <style:text-properties officeooo:rsid="001d286a" officeooo:paragraph-rsid="001d286a"/>
    </style:style>
    <style:style style:name="P10" style:family="paragraph" style:parent-style-name="Table_20_Contents">
      <style:text-properties officeooo:rsid="001d7ea3" officeooo:paragraph-rsid="001d7ea3"/>
    </style:style>
    <style:style style:name="P11" style:family="paragraph" style:parent-style-name="Standard">
      <style:paragraph-properties fo:text-align="start" style:justify-single-word="false"/>
    </style:style>
    <style:style style:name="P12" style:family="paragraph" style:parent-style-name="Standard">
      <style:text-properties officeooo:rsid="00184fe0" officeooo:paragraph-rsid="00184fe0"/>
    </style:style>
    <style:style style:name="P13" style:family="paragraph" style:parent-style-name="Standard">
      <style:text-properties officeooo:rsid="001b8155" officeooo:paragraph-rsid="001b8155"/>
    </style:style>
    <style:style style:name="P14" style:family="paragraph" style:parent-style-name="Standard">
      <style:text-properties officeooo:rsid="001f0e86" officeooo:paragraph-rsid="001f0e86"/>
    </style:style>
    <style:style style:name="P15" style:family="paragraph" style:parent-style-name="Standard">
      <style:text-properties officeooo:rsid="00201b00" officeooo:paragraph-rsid="00201b00"/>
    </style:style>
    <style:style style:name="P16" style:family="paragraph" style:parent-style-name="Standard">
      <style:text-properties officeooo:rsid="0020e102" officeooo:paragraph-rsid="0020e102"/>
    </style:style>
    <style:style style:name="P17" style:family="paragraph" style:parent-style-name="Standard">
      <style:text-properties officeooo:rsid="00216e75" officeooo:paragraph-rsid="00216e75"/>
    </style:style>
    <style:style style:name="P18" style:family="paragraph" style:parent-style-name="Standard">
      <style:text-properties officeooo:rsid="002c32f2" officeooo:paragraph-rsid="002c32f2"/>
    </style:style>
    <style:style style:name="P19" style:family="paragraph" style:parent-style-name="Standard">
      <style:text-properties officeooo:rsid="002faac5"/>
    </style:style>
    <style:style style:name="P20" style:family="paragraph" style:parent-style-name="Standard">
      <style:text-properties officeooo:rsid="00317cc9" officeooo:paragraph-rsid="00317cc9"/>
    </style:style>
    <style:style style:name="P21" style:family="paragraph" style:parent-style-name="Standard">
      <style:text-properties officeooo:rsid="003471cc" officeooo:paragraph-rsid="003471cc"/>
    </style:style>
    <style:style style:name="P22" style:family="paragraph" style:parent-style-name="Text_20_body">
      <style:text-properties officeooo:rsid="001adbd8" officeooo:paragraph-rsid="001adbd8"/>
    </style:style>
    <style:style style:name="P23" style:family="paragraph" style:parent-style-name="Text_20_body">
      <style:text-properties officeooo:rsid="0020e102" officeooo:paragraph-rsid="0020e102"/>
    </style:style>
    <style:style style:name="P24" style:family="paragraph" style:parent-style-name="Text_20_body">
      <style:text-properties officeooo:rsid="002c32f2" officeooo:paragraph-rsid="003825ba"/>
    </style:style>
    <style:style style:name="P25" style:family="paragraph" style:parent-style-name="Text_20_body">
      <style:text-properties officeooo:paragraph-rsid="003825ba"/>
    </style:style>
    <style:style style:name="P26" style:family="paragraph" style:parent-style-name="Text_20_body">
      <style:paragraph-properties fo:margin-top="0in" fo:margin-bottom="0in" loext:contextual-spacing="false"/>
      <style:text-properties officeooo:paragraph-rsid="003825ba"/>
    </style:style>
    <style:style style:name="P27" style:family="paragraph" style:parent-style-name="Standard" style:list-style-name="L8">
      <style:text-properties officeooo:rsid="00201b00" officeooo:paragraph-rsid="00201b00"/>
    </style:style>
    <style:style style:name="P28" style:family="paragraph" style:parent-style-name="Standard" style:list-style-name="L9">
      <style:text-properties officeooo:rsid="00317cc9" officeooo:paragraph-rsid="00317cc9"/>
    </style:style>
    <style:style style:name="P29" style:family="paragraph" style:parent-style-name="Table_20_Contents" style:list-style-name="L1">
      <style:text-properties officeooo:rsid="001d286a" officeooo:paragraph-rsid="001d286a"/>
    </style:style>
    <style:style style:name="P30" style:family="paragraph" style:parent-style-name="Table_20_Contents" style:list-style-name="L1">
      <style:text-properties officeooo:rsid="001d7ea3" officeooo:paragraph-rsid="001d7ea3"/>
    </style:style>
    <style:style style:name="P31" style:family="paragraph" style:parent-style-name="Table_20_Contents" style:list-style-name="L2">
      <style:text-properties officeooo:paragraph-rsid="00184fe0"/>
    </style:style>
    <style:style style:name="P32" style:family="paragraph" style:parent-style-name="Table_20_Contents" style:list-style-name="L2">
      <style:text-properties officeooo:rsid="001a308d" officeooo:paragraph-rsid="00184fe0"/>
    </style:style>
    <style:style style:name="P33" style:family="paragraph" style:parent-style-name="Text_20_body" style:list-style-name="L7">
      <style:text-properties officeooo:paragraph-rsid="00184fe0"/>
    </style:style>
    <style:style style:name="P34" style:family="paragraph" style:parent-style-name="Text_20_body" style:list-style-name="L7">
      <style:text-properties officeooo:rsid="00184fe0" officeooo:paragraph-rsid="00184fe0"/>
    </style:style>
    <style:style style:name="P35" style:family="paragraph" style:parent-style-name="Text_20_body" style:list-style-name="L3">
      <style:paragraph-properties fo:margin-top="0in" fo:margin-bottom="0in" loext:contextual-spacing="false"/>
      <style:text-properties officeooo:paragraph-rsid="00184fe0"/>
    </style:style>
    <style:style style:name="P36" style:family="paragraph" style:parent-style-name="Text_20_body" style:list-style-name="L4">
      <style:paragraph-properties fo:margin-top="0in" fo:margin-bottom="0in" loext:contextual-spacing="false"/>
      <style:text-properties officeooo:paragraph-rsid="00184fe0"/>
    </style:style>
    <style:style style:name="P37" style:family="paragraph" style:parent-style-name="Text_20_body" style:list-style-name="L5">
      <style:paragraph-properties fo:margin-top="0in" fo:margin-bottom="0in" loext:contextual-spacing="false"/>
      <style:text-properties officeooo:paragraph-rsid="00184fe0"/>
    </style:style>
    <style:style style:name="P38" style:family="paragraph" style:parent-style-name="Text_20_body" style:list-style-name="L6">
      <style:paragraph-properties fo:margin-top="0in" fo:margin-bottom="0in" loext:contextual-spacing="false"/>
      <style:text-properties officeooo:paragraph-rsid="00184fe0"/>
    </style:style>
    <style:style style:name="P39" style:family="paragraph" style:parent-style-name="Text_20_body">
      <style:paragraph-properties fo:margin-top="0in" fo:margin-bottom="0in" loext:contextual-spacing="false"/>
      <style:text-properties officeooo:paragraph-rsid="003825ba"/>
    </style:style>
    <style:style style:name="P40" style:family="paragraph" style:parent-style-name="Text_20_body">
      <style:paragraph-properties fo:margin-top="0in" fo:margin-bottom="0in" loext:contextual-spacing="false"/>
      <style:text-properties officeooo:paragraph-rsid="003ac03f"/>
    </style:style>
    <style:style style:name="T1" style:family="text">
      <style:text-properties officeooo:rsid="0011c33b"/>
    </style:style>
    <style:style style:name="T2" style:family="text">
      <style:text-properties officeooo:rsid="0013262e"/>
    </style:style>
    <style:style style:name="T3" style:family="text">
      <style:text-properties officeooo:rsid="00184fe0"/>
    </style:style>
    <style:style style:name="T4" style:family="text">
      <style:text-properties officeooo:rsid="001a308d"/>
    </style:style>
    <style:style style:name="T5" style:family="text">
      <style:text-properties officeooo:rsid="0024921c"/>
    </style:style>
    <style:style style:name="T6" style:family="text">
      <style:text-properties fo:font-weight="bold"/>
    </style:style>
    <style:style style:name="T7" style:family="text">
      <style:text-properties fo:color="#000000" style:text-line-through-style="none" style:text-line-through-type="none" style:text-underline-style="none" style:text-blinking="false" fo:background-color="#ffffff" loext:char-shading-value="0" loext:padding="0in" loext:border="none"/>
    </style:style>
    <style:style style:name="T8" style:family="text">
      <style:text-properties fo:color="#003399" style:text-line-through-style="none" style:text-line-through-type="none" style:text-underline-style="none" style:text-blinking="false" fo:background-color="#ffffff" loext:char-shading-value="0" loext:padding="0in" loext:border="none"/>
    </style:style>
    <style:style style:name="T9" style:family="text">
      <style:text-properties officeooo:rsid="001d7ea3"/>
    </style:style>
    <style:style style:name="T10" style:family="text">
      <style:text-properties officeooo:rsid="00205072"/>
    </style:style>
    <style:style style:name="T11" style:family="text">
      <style:text-properties officeooo:rsid="0021a9ef"/>
    </style:style>
    <style:style style:name="T12" style:family="text">
      <style:text-properties officeooo:rsid="000c2799"/>
    </style:style>
    <style:style style:name="T13" style:family="text">
      <style:text-properties officeooo:rsid="003ac03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1">PBX-26, 172.28.255.26</text:p>
      <text:p text:style-name="P21">PBX-30, 172.28.255.30</text:p>
      <text:p text:style-name="P21">PBX-17, 172.28.255.17</text:p>
      <text:p text:style-name="P21">All in svps-03</text:p>
      <text:p text:style-name="P21"/>
      <text:p text:style-name="Standard"/>
      <table:table table:name="Table2" table:style-name="Table2">
        <table:table-column table:style-name="Table2.A"/>
        <table:table-row table:style-name="TableLine94914181564656">
          <table:table-cell table:style-name="Table2.A1" office:value-type="string">
            <text:p text:style-name="P4">RESOURCES</text:p>
          </table:table-cell>
        </table:table-row>
        <table:table-row table:style-name="TableLine94914156182016">
          <table:table-cell table:style-name="Table2.A2" office:value-type="string">
            <text:p text:style-name="P4">YouTube: linux help:</text:p>
            <text:p text:style-name="P4"><text:a xlink:type="simple" xlink:href="https://www.youtube.com/watch?v=iX9AGxlxWYk&amp;list=PLNhl2c1Bs70kYtPpPI1rYe0GINexp9NBI" text:style-name="Internet_20_link" text:visited-style-name="Visited_20_Internet_20_Link">https://www.youtube.com/watch?v=iX9AGxlxWYk&amp;list=PLNhl2c1Bs70kYtPpPI1rYe0GINexp9NBI</text:a></text:p>
            <text:p text:style-name="P4"/>
          </table:table-cell>
        </table:table-row>
        <table:table-row table:style-name="TableLine94914182032224">
          <table:table-cell table:style-name="Table2.A2" office:value-type="string">
            <text:p text:style-name="P4">Elastic Unified Communication Server Cookbook:</text:p>
            <text:p text:style-name="P4"/>
          </table:table-cell>
        </table:table-row>
      </table:table>
      <text:p text:style-name="Standard"/>
      <text:p text:style-name="Standard"/>
      <table:table table:name="Table1" table:style-name="Table1">
        <table:table-column table:style-name="Table1.A"/>
        <table:table-row table:style-name="TableLine94914177589280">
          <table:table-cell table:style-name="Table1.A1" office:value-type="string">
            <text:p text:style-name="P1">SIP : session Initiation Protocol</text:p>
            <text:p text:style-name="P1"/>
            <text:p text:style-name="P1"/>
          </table:table-cell>
        </table:table-row>
        <table:table-row table:style-name="TableLine94914182054176">
          <table:table-cell table:style-name="Table1.A2" office:value-type="string">
            <text:p text:style-name="P1">RTP: Real Time Protocol</text:p>
            <text:p text:style-name="P1"/>
            <text:p text:style-name="P1"/>
          </table:table-cell>
        </table:table-row>
        <table:table-row table:style-name="TableLine94914181988064">
          <table:table-cell table:style-name="Table1.A2" office:value-type="string">
            <text:p text:style-name="P1">SIP TRUNK: </text:p>
            <text:p text:style-name="P1"><draw:frame draw:style-name="fr3" draw:name="Image1" text:anchor-type="char" svg:width="6.6165in" svg:height="2.7063in" draw:z-index="0"><draw:image xlink:href="Pictures/100002010000031800000144A76E923E470B3688.png" xlink:type="simple" xlink:show="embed" xlink:actuate="onLoad" loext:mime-type="image/png"/></draw:frame></text:p>
            <text:p text:style-name="P1"/>
            <text:p text:style-name="P1"><text:span text:style-name="Strong_20_Emphasis">A SIP trunk </text:span>is the virtual version of an analog phone line. Using <text:a xlink:type="simple" xlink:href="https://www.sangoma.com/sip-trunk/" office:target-frame-name="_blank" xlink:show="new" text:style-name="Internet_20_link" text:visited-style-name="Visited_20_Internet_20_Link">SIP trunks</text:a>, a SIP provider can connect one, two, or twenty channels to your PBX, allowing you to make local, long distance, and international calls over the Internet.</text:p>
            <text:p text:style-name="P1"/>
          </table:table-cell>
        </table:table-row>
        <table:table-row table:style-name="TableLine94914181740688">
          <table:table-cell table:style-name="Table1.A2" office:value-type="string">
            <text:p text:style-name="P1">Inbound route:</text:p>
            <text:p text:style-name="P1"/>
          </table:table-cell>
        </table:table-row>
        <table:table-row table:style-name="TableLine94914182177040">
          <table:table-cell table:style-name="Table1.A2" office:value-type="string">
            <text:p text:style-name="P1">Outbound route:</text:p>
            <text:p text:style-name="P1"/>
          </table:table-cell>
        </table:table-row>
        <table:table-row table:style-name="TableLine94914182177568">
          <table:table-cell table:style-name="Table1.A2" office:value-type="string">
            <text:p text:style-name="P1">Basic PBX configuration:</text:p>
            <text:p text:style-name="P1"/>
          </table:table-cell>
        </table:table-row>
        <text:soft-page-break/>
        <table:table-row table:style-name="TableLine94914182178048">
          <table:table-cell table:style-name="Table1.A2" office:value-type="string">
            <text:p text:style-name="P8">IAX TRUNK:</text:p>
            <text:p text:style-name="P8"/>
            <text:p text:style-name="P8"/>
            <text:p text:style-name="P8"/>
            <text:p text:style-name="P8"><draw:frame draw:style-name="fr2" draw:name="Image2" text:anchor-type="char" svg:x="0in" svg:y="0.1874in" svg:width="6.6165in" svg:height="3.4791in" draw:z-index="1"><draw:image xlink:href="Pictures/10000000000002B80000016EBF91B540BC5E8687.png" xlink:type="simple" xlink:show="embed" xlink:actuate="onLoad" loext:mime-type="image/png"/></draw:frame></text:p>
            <text:p text:style-name="P8"/>
            <text:p text:style-name="P22"><text:span text:style-name="T6">Inter-Asterisk eXchange</text:span> (<text:span text:style-name="T6">IAX</text:span>) is a <text:a xlink:type="simple" xlink:href="https://en.wikipedia.org/wiki/Communications_protocol" text:style-name="Internet_20_link" text:visited-style-name="Visited_20_Internet_20_Link">communications protocol</text:a> native to the <text:a xlink:type="simple" xlink:href="https://en.wikipedia.org/wiki/Asterisk_(PBX)" text:style-name="Internet_20_link" text:visited-style-name="Visited_20_Internet_20_Link">Asterisk</text:a> <text:a xlink:type="simple" xlink:href="https://en.wikipedia.org/wiki/Private_branch_exchange" text:style-name="Internet_20_link" text:visited-style-name="Visited_20_Internet_20_Link">private branch exchange</text:a> (PBX) software, and is supported by a few other <text:a xlink:type="simple" xlink:href="https://en.wikipedia.org/wiki/Softswitch" text:style-name="Internet_20_link" text:visited-style-name="Visited_20_Internet_20_Link">softswitches</text:a>, PBX systems, and softphones. It is used for transporting <text:a xlink:type="simple" xlink:href="https://en.wikipedia.org/wiki/VoIP" text:style-name="Internet_20_link" text:visited-style-name="Visited_20_Internet_20_Link">VoIP</text:a> telephony sessions <text:a xlink:type="simple" xlink:href="https://en.wikipedia.org/wiki/Inter-server" text:style-name="Internet_20_link" text:visited-style-name="Visited_20_Internet_20_Link">between servers</text:a> and to terminal devices. </text:p>
            <text:p text:style-name="Text_20_body">The original IAX protocol is <text:a xlink:type="simple" xlink:href="https://en.wikipedia.org/wiki/Deprecated" text:style-name="Internet_20_link" text:visited-style-name="Visited_20_Internet_20_Link">deprecated</text:a> and has been superseded by a second version, commonly called IAX2. The IAX2 protocol was published as an <text:a xlink:type="simple" xlink:href="https://en.wikipedia.org/wiki/Request_for_Comments#Status_%22informational%22" text:style-name="Internet_20_link" text:visited-style-name="Visited_20_Internet_20_Link">informational</text:a> (non-standards-track) RFC 5456 by discretion of the RFC Editor in February 2010.<text:bookmark text:name="cite_ref-1"/><text:a xlink:type="simple" xlink:href="https://en.wikipedia.org/wiki/Inter-Asterisk_eXchange#cite_note-1" text:style-name="Internet_20_link" text:visited-style-name="Visited_20_Internet_20_Link">[1]</text:a> </text:p>
            <text:p text:style-name="P8"/>
          </table:table-cell>
        </table:table-row>
        <table:table-row table:style-name="TableLine94914182178608">
          <table:table-cell table:style-name="Table1.A2" office:value-type="string">
            <text:p text:style-name="P1"/>
            <text:p text:style-name="P9">CISCO PHONE PROVISIONING:</text:p>
            <text:list xml:id="list983634653" text:style-name="L1">
              <text:list-item>
                <text:p text:style-name="P29">check IP, MAC MODEL No. of phone from settings &gt; network info from within the phone</text:p>
              </text:list-item>
              <text:list-item>
                <text:p text:style-name="P29">reset CISCO phone from admin section within the phone.</text:p>
              </text:list-item>
              <text:list-item>
                <text:p text:style-name="P29">Make an extension for the phone in any of PBX server.</text:p>
              </text:list-item>
              <text:list-item>
                <text:p text:style-name="P29">Now we need conf.xml file for phone provisioning.</text:p>
              </text:list-item>
              <text:list-item>
                <text:p text:style-name="P29">For configuration file, cisco phone uses TFTP protocol. It automatically pulls config file from TFTP servers which are hosted alongside PBX <text:span text:style-name="T9">@udp:69</text:span></text:p>
              </text:list-item>
              <text:list-item>
                <text:p text:style-name="P30">TFTP servers should be pointed in cisco phones</text:p>
              </text:list-item>
              <text:list-item>
                <text:p text:style-name="P30">now from <text:a xlink:type="simple" xlink:href="http://pbx02.wlink.com.np/phoneprovision/" text:style-name="Internet_20_link" text:visited-style-name="Visited_20_Internet_20_Link">http://pbx02.wlink.com.np/phoneprovision/</text:a> </text:p>
                <text:p text:style-name="P30"><draw:frame draw:style-name="fr1" draw:name="Image3" text:anchor-type="char" svg:width="6.3665in" svg:height="3.1756in" draw:z-index="2"><draw:image xlink:href="Pictures/100002010000050300000280D0D6308F004048F6.png" xlink:type="simple" xlink:show="embed" xlink:actuate="onLoad" loext:mime-type="image/png"/></draw:frame><text:soft-page-break/></text:p>
                <text:p text:style-name="P30"/>
              </text:list-item>
              <text:list-item>
                <text:p text:style-name="P30">fill the form accordingly.</text:p>
              </text:list-item>
              <text:list-item>
                <text:p text:style-name="P30">It will creates conf file within / tftpboot/ which is then pulled by cisco phones for further provisioning.</text:p>
              </text:list-item>
              <text:list-item>
                <text:p text:style-name="P30"/>
              </text:list-item>
            </text:list>
            <text:p text:style-name="P10"/>
          </table:table-cell>
        </table:table-row>
        <table:table-row table:style-name="TableLine94914182179296">
          <table:table-cell table:style-name="Table1.A2" office:value-type="string">
            <text:p text:style-name="P1"/>
          </table:table-cell>
        </table:table-row>
        <table:table-row table:style-name="TableLine94914182179904">
          <table:table-cell table:style-name="Table1.A2" office:value-type="string">
            <text:p text:style-name="P2">Pairing with NTC:</text:p>
            <text:p text:style-name="P2">Pairing with other PBX servers:</text:p>
            <text:p text:style-name="P2">I<text:span text:style-name="T2">AX</text:span> trunk:</text:p>
            <text:p text:style-name="P2"/>
          </table:table-cell>
        </table:table-row>
        <table:table-row table:style-name="TableLine94914182180512">
          <table:table-cell table:style-name="Table1.A2" office:value-type="string">
            <text:p text:style-name="P3">W1ink23[*], <text:span text:style-name="T1">sujan.tmg</text:span></text:p>
            <text:p text:style-name="P3"/>
          </table:table-cell>
        </table:table-row>
        <table:table-row table:style-name="TableLine94914182197600">
          <table:table-cell table:style-name="Table1.A2" office:value-type="string">
            <text:p text:style-name="P5">Hot line numbers:</text:p>
            <text:p text:style-name="P5"/>
            <text:p text:style-name="P5">youtube videos:</text:p>
            <text:p text:style-name="P5"/>
            <text:p text:style-name="P5"/>
          </table:table-cell>
        </table:table-row>
        <table:table-row table:style-name="TableLine94914182198288">
          <table:table-cell table:style-name="Table1.A2" office:value-type="string">
            <text:p text:style-name="P5">Flow of call within same local, national, international, </text:p>
            <text:p text:style-name="P5">self configuration of different PBX.</text:p>
            <text:p text:style-name="P5"/>
          </table:table-cell>
        </table:table-row>
        <table:table-row table:style-name="TableLine94914182198976">
          <table:table-cell table:style-name="Table1.A2" office:value-type="string">
            <text:p text:style-name="P6"/>
            <text:p text:style-name="P7">10.12.10.<text:span text:style-name="T12">2 - 5</text:span></text:p>
            <text:p text:style-name="P6">Second PBX network config:</text:p>
            <text:list xml:id="list4142457616" text:style-name="L2">
              <text:list-item>
                <text:p text:style-name="P32">static ip address to centos</text:p>
                <text:p text:style-name="P31"><text:span text:style-name="T4">-</text:span>Create a file named /etc/sysconfig/network-scripts/ifcfg-eth0 as follows: </text:p>
              </text:list-item>
            </text:list>
            <text:list xml:id="list326237533" text:style-name="L3">
              <text:list-item>
                <text:p text:style-name="P35"><text:span text:style-name="User_20_Entry">DEVICE=eth0</text:span> </text:p>
              </text:list-item>
            </text:list>
            <text:list xml:id="list525626514" text:style-name="L4">
              <text:list-item>
                <text:p text:style-name="P36"><text:span text:style-name="User_20_Entry">BOOTPROTO=none</text:span> </text:p>
              </text:list-item>
            </text:list>
            <text:list xml:id="list2888087642" text:style-name="L5">
              <text:list-item>
                <text:p text:style-name="P37"><text:span text:style-name="User_20_Entry">ONBOOT=yes</text:span> </text:p>
              </text:list-item>
            </text:list>
            <text:list xml:id="list1247391753" text:style-name="L6">
              <text:list-item>
                <text:p text:style-name="P38"><text:span text:style-name="User_20_Entry">PREFIX=24</text:span> </text:p>
              </text:list-item>
            </text:list>
            <text:list xml:id="list4005703314" text:style-name="L7">
              <text:list-item>
                <text:p text:style-name="P33"><text:soft-page-break/><text:span text:style-name="User_20_Entry">IPADDR=</text:span><text:span text:style-name="User_20_Entry"><text:span text:style-name="T3">172.28.255.30</text:span></text:span></text:p>
              </text:list-item>
              <text:list-item>
                <text:p text:style-name="P33"><text:span text:style-name="User_20_Entry"><text:span text:style-name="T4">GATEWAY=172.28.255.250</text:span></text:span></text:p>
              </text:list-item>
              <text:list-item>
                <text:p text:style-name="P33"><text:span text:style-name="User_20_Entry"><text:span text:style-name="T5">DNS1=202.79.32.97</text:span></text:span></text:p>
              </text:list-item>
              <text:list-item>
                <text:p text:style-name="P33"><text:span text:style-name="User_20_Entry"><text:span text:style-name="T5">DNS2=8.8.8.8</text:span></text:span></text:p>
              </text:list-item>
              <text:list-item>
                <text:p text:style-name="P33"><text:span text:style-name="User_20_Entry"><text:span text:style-name="T4">systemctl restart network</text:span></text:span></text:p>
              </text:list-item>
              <text:list-item>
                <text:p text:style-name="P34"><text:span text:style-name="User_20_Entry"/></text:p>
              </text:list-item>
            </text:list>
            <text:p text:style-name="P6"/>
            <text:p text:style-name="P6"/>
          </table:table-cell>
        </table:table-row>
        <table:table-row table:style-name="TableLine94914182199664">
          <table:table-cell table:style-name="Table1.A2" office:value-type="string">
            <text:p text:style-name="P13">SIP vs IAX trunking:</text:p>
            <text:p text:style-name="P13"/>
            <text:p text:style-name="P12">1.IAX is more bandwidth efficient than SIP.<text:line-break/>2.SIP is in <text:a xlink:type="simple" xlink:href="http://www.differencebetween.net/miscellaneous/geography-miscellaneous/difference-between-prairie-and-plain/" text:style-name="Internet_20_link" text:visited-style-name="Visited_20_Internet_20_Link">plain</text:a> text while IAX is not.<text:line-break/>3.IAX is not as extensible as SIP.<text:line-break/>4.IAX vulnerable to resource exhaustion attacks while SIP is not.<text:line-break/>5.SIP is more popular compared to IAX.</text:p>
            <text:p text:style-name="P11"><text:span text:style-name="T7"><text:line-break/></text:span><text:span text:style-name="T8"> </text:span></text:p>
          </table:table-cell>
        </table:table-row>
        <table:table-row table:style-name="TableLine94914182200352">
          <table:table-cell table:style-name="Table1.A2" office:value-type="string">
            <text:p text:style-name="P14">DTMF is an encoding technique based on audio encoding to inform other end which keys are pressed.</text:p>
            <text:p text:style-name="P14"/>
            <text:p text:style-name="P14">What is DTMF <text:span text:style-name="T6">(Dual Tone Multi Frequency)?</text:span> When you press a button on your phone it sends a combination of two audible tones (identifying the column and row of the key on the standard keyboard layout), which can be separated at the other end to determine which key you pressed. Also known as touch-tone.</text:p>
            <text:p text:style-name="P14"/>
          </table:table-cell>
        </table:table-row>
        <table:table-row table:style-name="TableLine94914182201040">
          <table:table-cell table:style-name="Table1.A2" office:value-type="string">
            <text:list xml:id="list1260783813" text:style-name="L8">
              <text:list-item>
                <text:p text:style-name="P27">Pairing PBX-26 and PBX-30 </text:p>
              </text:list-item>
              <text:list-item>
                <text:p text:style-name="P27"><text:span text:style-name="T10">I</text:span>ntegrating with one of our existing pbx</text:p>
              </text:list-item>
              <text:list-item>
                <text:p text:style-name="P27">general issues to resolve ?</text:p>
              </text:list-item>
            </text:list>
            <text:p text:style-name="P15"/>
            <text:p text:style-name="P15"/>
          </table:table-cell>
        </table:table-row>
        <table:table-row table:style-name="TableLine94914182655904">
          <table:table-cell table:style-name="Table1.A2" office:value-type="string">
            <text:p text:style-name="P16">ISSUES:</text:p>
            <text:p text:style-name="P23">[FATAL] retreive_conf failed to get engine information and cannot configure up a softwitch with out it. Error: ERROR-UNABLE-TO-PARSE</text:p>
            <text:p text:style-name="P23"/>
            <text:p text:style-name="P23">Resolution:<text:line-break/>search for this line of code in /var/lib/asterisk/bin/retrieve_conf:<text:line-break/><text:span text:style-name="Source_20_Text">$engineinfo = engine_getinfo();</text:span></text:p>
            <text:p text:style-name="Text_20_body">insert these two lines immediately following:<text:line-break/><text:span text:style-name="Source_20_Text">$engineinfo['engine']="asterisk";<text:line-break/>$engineinfo['version']="1.4.22";</text:span></text:p>
            <text:p text:style-name="Text_20_body">**Note: replace your version of asterisk</text:p>
            <text:p text:style-name="Text_20_body">There is also a patch file from the pbxinaflash site</text:p>
            <text:p text:style-name="P16"><text:soft-page-break/></text:p>
            <text:p text:style-name="P15"/>
          </table:table-cell>
        </table:table-row>
        <table:table-row table:style-name="TableLine94914182656592">
          <table:table-cell table:style-name="Table1.A2" office:value-type="string">
            <text:p text:style-name="P17">Follow me: one or <text:s/>more no. ringing simultaneously, the packet could even be transferred <text:span text:style-name="T11">to</text:span> all follow <text:span text:style-name="T11">agents.</text:span></text:p>
            <text:p text:style-name="P17"/>
            <text:p text:style-name="P17"/>
          </table:table-cell>
        </table:table-row>
        <table:table-row table:style-name="TableLine94914182657280">
          <table:table-cell table:style-name="Table1.A2" office:value-type="string">
            <text:p text:style-name="P18">ISSUES:</text:p>
            <text:p text:style-name="P18"/>
            <text:p text:style-name="P18">[2021-10-26 20:38:29] WARNING[13935][C-00000027] channel.c: Prodding channel 'SIP/2002-0000002c' failed</text:p>
            <text:p text:style-name="P18"/>
            <text:p text:style-name="P18"/>
            <text:p text:style-name="P18">TRUNK Dial failed due to CHANUNAVAIL HANGUPCAUSE</text:p>
            <text:p text:style-name="P18"/>
            <text:p text:style-name="P18"/>
            <text:p text:style-name="P18"/>
            <text:p text:style-name="P18">silence/1&amp;cannot-complete-as-dialed&amp;check-number-dial-again,noanswer</text:p>
            <text:p text:style-name="P18"/>
            <text:p text:style-name="P18"/>
            <text:list xml:id="list3680196343" text:style-name="L9">
              <text:list-item>
                <text:p text:style-name="P28">actual issue is with the connection among zoiper and server, check the extension status, check it with call amount same exchange extension and then with other.</text:p>
              </text:list-item>
            </text:list>
            <text:p text:style-name="P20"/>
            <text:p text:style-name="P20"/>
            <text:p text:style-name="P20">SyntaxError: JSON.parse: unexpected character at line 1 column 1 of the JSON data</text:p>
            <text:p text:style-name="P20"/>
            <text:p text:style-name="P18"/>
          </table:table-cell>
        </table:table-row>
        <table:table-row table:style-name="TableLine94914182657968">
          <table:table-cell table:style-name="Table1.A2" office:value-type="string">
            <text:p text:style-name="P26"><text:span text:style-name="User_20_Entry">DEVICE=eth0</text:span> </text:p>
            <text:p text:style-name="P26"><text:span text:style-name="User_20_Entry">BOOTPROTO=none</text:span> </text:p>
            <text:p text:style-name="P26"><text:span text:style-name="User_20_Entry">ONBOOT=yes</text:span> </text:p>
            <text:p text:style-name="P26"><text:span text:style-name="User_20_Entry">PREFIX=24</text:span> </text:p>
            <text:p text:style-name="P25"><text:span text:style-name="User_20_Entry">IPADDR=</text:span><text:span text:style-name="User_20_Entry"><text:span text:style-name="T3">172.28.255.30</text:span></text:span></text:p>
            <text:p text:style-name="P25"><text:span text:style-name="User_20_Entry"><text:span text:style-name="T4">GATEWAY=172.28.255.250</text:span></text:span></text:p>
            <text:p text:style-name="P25"><text:span text:style-name="User_20_Entry"><text:span text:style-name="T5">DNS1=202.79.32.97</text:span></text:span></text:p>
            <text:p text:style-name="P24"><text:span text:style-name="User_20_Entry"><text:span text:style-name="T5">DNS2=8.8.8.8</text:span></text:span></text:p>
          </table:table-cell>
        </table:table-row>
        <table:table-row table:style-name="TableLine94914182657968">
          <table:table-cell table:style-name="Table1.A2" office:value-type="string">
            <text:p text:style-name="P40"><text:span text:style-name="T13">Collecting debug information:</text:span></text:p>
            <text:p text:style-name="P26"><text:a xlink:type="simple" xlink:href="https://wiki.asterisk.org/wiki/display/AST/Collecting+Debug+Information" text:style-name="Internet_20_link" text:visited-style-name="Visited_20_Internet_20_Link">https://wiki.asterisk.org/wiki/display/AST/Collecting+Debug+Information</text:a></text:p>
            <text:p text:style-name="P26"/>
          </table:table-cell>
        </table:table-row>
      </table:table>
      <text:p text:style-name="Standard"/>
      <text:p text:style-name="P19"/>
      <text:p text:style-name="Standard"/>
      <text:p text:style-name="Standard">username=gwft01-user</text:p>
      <text:p text:style-name="Standard">type=peer</text:p>
      <text:p text:style-name="Standard">trunk=yes</text:p>
      <text:p text:style-name="Standard">secret=abc123</text:p>
      <text:p text:style-name="Standard">requirecalltoken=no</text:p>
      <text:p text:style-name="Standard">qualify=yes</text:p>
      <text:p text:style-name="Standard"><text:soft-page-break/>host=pbx03.wlink.com.np</text:p>
      <text:p text:style-name="Standard">dtmfmode=rfc2833</text:p>
      <text:p text:style-name="Standard"/>
      <text:p text:style-name="Standard">type=user</text:p>
      <text:p text:style-name="Standard">secret=abc123</text:p>
      <text:p text:style-name="Standard">dtmfmode=rfc2833</text:p>
      <text:p text:style-name="Standard">context=from-internal</text:p>
      <text:p text:style-name="Standard"/>
      <text:p text:style-name="Standard"/>
      <text:p text:style-name="Standard"/>
      <text:p text:style-name="Standard">host=pbx04.wlink.com.np</text:p>
      <text:p text:style-name="Standard">username=pbx03-user</text:p>
      <text:p text:style-name="Standard">secret=abc123</text:p>
      <text:p text:style-name="Standard">type=peer</text:p>
      <text:p text:style-name="Standard">qualify=yes</text:p>
      <text:p text:style-name="Standard">trunk=yes</text:p>
      <text:p text:style-name="Standard">requirecalltoken=no</text:p>
      <text:p text:style-name="Standard">dtmfmode=rfc2833</text:p>
      <text:p text:style-name="Standard">disallow=all</text:p>
      <text:p text:style-name="Standard">allow=g729</text:p>
      <text:p text:style-name="Standard"/>
      <text:p text:style-name="Standard">secret=abc123</text:p>
      <text:p text:style-name="Standard">type=user</text:p>
      <text:p text:style-name="Standard">context=from-internal</text:p>
      <text:p text:style-name="Standard">dtmfmode=rfc2833</text:p>
      <text:p text:style-name="Standard">allow=g72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22:03:29.280577052</meta:creation-date>
    <meta:generator>LibreOffice/6.4.7.2$Linux_X86_64 LibreOffice_project/40$Build-2</meta:generator>
    <dc:date>2021-11-02T17:07:07.752971729</dc:date>
    <meta:editing-duration>P1DT5H43M16S</meta:editing-duration>
    <meta:editing-cycles>27</meta:editing-cycles>
    <meta:document-statistic meta:table-count="2" meta:image-count="3" meta:object-count="0" meta:page-count="6" meta:paragraph-count="109" meta:word-count="645" meta:character-count="4678" meta:non-whitespace-character-count="4146"/>
  </office:meta>
</office:document-meta>
</file>